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ServletServerContainerFactoryBeanTests.servletServerContainerFactoryBeanSupport( @ Autowired ServerContainer server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fig.createWebSock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stedTests.servletServerContainerFactoryBeanSupport( @ Autowired ServerContainer server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